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kinson Hyperlegible" svg:font-family="'Atkinson Hyperlegible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4.983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4.112cm"/>
    </style:style>
    <style:style style:name="ro1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729fcf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Currency">
      <style:table-cell-properties fo:background-color="#f2f2f2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">
      <style:table-cell-properties fo:background-color="#f2f2f2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59">
      <style:table-cell-properties fo:background-color="#f2f2f2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19">
      <style:table-cell-properties fo:background-color="#f2f2f2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729fcf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tkinson Hyperlegible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9" style:family="table-cell" style:parent-style-name="Default">
      <style:table-cell-properties fo:background-color="#729fcf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tkinson Hyperlegi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#f2f2f2" style:cell-protect="protected" style:print-content="tru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29fcf" style:text-outline="false" style:text-line-through-style="none" style:text-line-through-type="none" style:font-name="Atkinson Hyperlegi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f2f2f2" style:cell-protect="protected" style:print-content="true" style:diagonal-bl-tr="none" style:diagonal-tl-br="none" style:text-align-source="fix" style:repeat-content="false" fo:wrap-option="no-wrap" fo:border-left="none" style:direction="ltr" fo:border-right="0.74pt solid #f2f2f2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14">
      <style:table-cell-properties fo:border-bottom="0.74pt solid #f2f2f2" style:cell-protect="protected" style:print-content="true" style:diagonal-bl-tr="none" style:diagonal-tl-br="none" style:text-align-source="fix" style:repeat-content="false" fo:wrap-option="no-wrap" fo:border-left="none" style:direction="ltr" fo:border-right="0.74pt solid #f2f2f2" style:rotation-angle="0" style:rotation-align="none" style:shrink-to-fit="false" fo:border-top="0.74pt solid #f2f2f2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29">
      <style:table-cell-properties fo:border-bottom="0.74pt solid #f2f2f2" style:cell-protect="protected" style:print-content="true" style:diagonal-bl-tr="none" style:diagonal-tl-br="none" style:text-align-source="fix" style:repeat-content="false" fo:wrap-option="no-wrap" fo:border-left="none" style:direction="ltr" fo:border-right="0.74pt solid #f2f2f2" style:rotation-angle="0" style:rotation-align="none" style:shrink-to-fit="false" fo:border-top="0.74pt solid #f2f2f2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f2f2f2" style:cell-protect="protected" style:print-content="true" style:diagonal-bl-tr="none" style:diagonal-tl-br="none" style:text-align-source="fix" style:repeat-content="false" fo:wrap-option="no-wrap" fo:border-left="0.74pt solid #f2f2f2" style:direction="ltr" fo:border-right="0.74pt solid #f2f2f2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Currency">
      <style:table-cell-properties fo:border-bottom="0.74pt solid #f2f2f2" style:cell-protect="protected" style:print-content="true" style:diagonal-bl-tr="none" style:diagonal-tl-br="none" style:text-align-source="fix" style:repeat-content="false" fo:wrap-option="no-wrap" fo:border-left="0.74pt solid #f2f2f2" style:direction="ltr" fo:border-right="0.74pt solid #f2f2f2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14">
      <style:table-cell-properties style:cell-protect="protected" style:print-content="true" style:diagonal-bl-tr="none" style:diagonal-tl-br="none" style:text-align-source="fix" style:repeat-content="false" fo:wrap-option="no-wrap" fo:border="0.74pt solid #f2f2f2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wrap-option="no-wrap" fo:border="0.74pt solid #f2f2f2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tkinson Hyperlegi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8" office:value-type="string" calcext:value-type="string" table:number-columns-spanned="6" table:number-rows-spanned="2">
            <text:p>Tabla de amortización por el método alemán</text:p>
          </table:table-cell>
          <table:covered-table-cell table:number-columns-repeated="5"/>
          <table:table-cell table:number-columns-repeated="16374"/>
        </table:table-row>
        <table:table-row table:style-name="ro1">
          <table:table-cell table:number-columns-repeated="4"/>
          <table:covered-table-cell table:number-columns-repeated="6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Capital</text:p>
          </table:table-cell>
          <table:table-cell table:style-name="ce3" office:value-type="float" office:value="1000" calcext:value-type="float">
            <text:p><text:s/>1.000,00 € </text:p>
          </table:table-cell>
          <table:table-cell/>
          <table:table-cell table:style-name="ce9" office:value-type="string" calcext:value-type="string">
            <text:p>Período</text:p>
          </table:table-cell>
          <table:table-cell table:style-name="ce9" office:value-type="string" calcext:value-type="string">
            <text:p>Mensualidad</text:p>
          </table:table-cell>
          <table:table-cell table:style-name="ce9" office:value-type="string" calcext:value-type="string">
            <text:p>Intereses</text:p>
          </table:table-cell>
          <table:table-cell table:style-name="ce9" office:value-type="string" calcext:value-type="string">
            <text:p>Amortización</text:p>
          </table:table-cell>
          <table:table-cell table:style-name="ce9" office:value-type="string" calcext:value-type="string">
            <text:p>Capital pendiente</text:p>
          </table:table-cell>
          <table:table-cell table:style-name="ce9" office:value-type="string" calcext:value-type="string">
            <text:p>Capital Amortizado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Frecuencia </text:p>
          </table:table-cell>
          <table:table-cell table:style-name="ce4" office:value-type="string" calcext:value-type="string">
            <text:p>Mensual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1"/>
          <table:table-cell table:style-name="ce14" table:number-columns-repeated="2"/>
          <table:table-cell table:style-name="ce15" table:formula="of:=[.C5]" office:value-type="float" office:value="1000" calcext:value-type="float">
            <text:p><text:s/>1.000,00 € </text:p>
          </table:table-cell>
          <table:table-cell table:style-name="ce15"/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Tipo Interés</text:p>
          </table:table-cell>
          <table:table-cell table:style-name="ce4" office:value-type="percentage" office:value="0.03" calcext:value-type="percentage">
            <text:p>3 %</text:p>
          </table:table-cell>
          <table:table-cell/>
          <table:table-cell table:style-name="ce10" table:formula="of:=IF([.E6]&lt;[.$C$8];[.E6]+1;&quot;&quot;)" office:value-type="float" office:value="1" calcext:value-type="float">
            <text:p>1</text:p>
          </table:table-cell>
          <table:table-cell table:style-name="ce12" table:formula="of:=[.G7]+[.H7]" office:value-type="float" office:value="85.8333333333333" calcext:value-type="float">
            <text:p><text:s/>85,83 € </text:p>
          </table:table-cell>
          <table:table-cell table:style-name="ce13" table:formula="of:=[.I6]*[.$C$8]" office:value-type="float" office:value="2.5" calcext:value-type="float">
            <text:p>2,50 €</text:p>
          </table:table-cell>
          <table:table-cell table:style-name="ce13" table:formula="of:=[.$C$5]/[.$C$10]" office:value-type="float" office:value="83.3333333333333" calcext:value-type="float">
            <text:p>83,33 €</text:p>
          </table:table-cell>
          <table:table-cell table:style-name="ce16" table:formula="of:=[.I6]-[.H7]" office:value-type="float" office:value="916.666666666667" calcext:value-type="float">
            <text:p><text:s/>916,67 € </text:p>
          </table:table-cell>
          <table:table-cell table:style-name="ce17" table:formula="of:=[.I6]-[.I7]" office:value-type="float" office:value="83.3333333333334" calcext:value-type="float">
            <text:p><text:s/>83,33 € 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Tipo de interés en cada pago</text:p>
          </table:table-cell>
          <table:table-cell table:style-name="ce5" table:formula="of:=[.C7]/12" office:value-type="float" office:value="0.0025" calcext:value-type="float">
            <text:p>0,002500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2" table:formula="of:=[.G8]+[.H8]" office:value-type="float" office:value="85.625" calcext:value-type="float">
            <text:p><text:s/>85,63 € </text:p>
          </table:table-cell>
          <table:table-cell table:style-name="ce13" table:formula="of:=[.I7]*[.$C$8]" office:value-type="float" office:value="2.29166666666667" calcext:value-type="float">
            <text:p>2,29 €</text:p>
          </table:table-cell>
          <table:table-cell table:style-name="ce13" table:formula="of:=[.$C$5]/[.$C$10]" office:value-type="float" office:value="83.3333333333333" calcext:value-type="float">
            <text:p>83,33 €</text:p>
          </table:table-cell>
          <table:table-cell table:style-name="ce16" table:formula="of:=[.I7]-[.H8]" office:value-type="float" office:value="833.333333333333" calcext:value-type="float">
            <text:p><text:s/>833,33 € </text:p>
          </table:table-cell>
          <table:table-cell table:style-name="ce17" table:formula="of:=[.I7]-[.I8]" office:value-type="float" office:value="83.3333333333334" calcext:value-type="float">
            <text:p><text:s/>83,33 € 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Duración</text:p>
          </table:table-cell>
          <table:table-cell table:style-name="ce6" office:value-type="float" office:value="1" calcext:value-type="float">
            <text:p>1 <text:s text:c="2"/>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2" table:formula="of:=[.G9]+[.H9]" office:value-type="float" office:value="85.4166666666667" calcext:value-type="float">
            <text:p><text:s/>85,42 € </text:p>
          </table:table-cell>
          <table:table-cell table:style-name="ce13" table:formula="of:=[.I8]*[.$C$8]" office:value-type="float" office:value="2.08333333333333" calcext:value-type="float">
            <text:p>2,08 €</text:p>
          </table:table-cell>
          <table:table-cell table:style-name="ce13" table:formula="of:=[.$C$5]/[.$C$10]" office:value-type="float" office:value="83.3333333333333" calcext:value-type="float">
            <text:p>83,33 €</text:p>
          </table:table-cell>
          <table:table-cell table:style-name="ce16" table:formula="of:=[.I8]-[.H9]" office:value-type="float" office:value="750" calcext:value-type="float">
            <text:p><text:s/>750,00 € </text:p>
          </table:table-cell>
          <table:table-cell table:style-name="ce17" table:formula="of:=[.I8]-[.I9]" office:value-type="float" office:value="83.3333333333334" calcext:value-type="float">
            <text:p><text:s/>83,33 € 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Número <text:s/>de pagos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style-name="ce12" table:formula="of:=[.G10]+[.H10]" office:value-type="float" office:value="85.2083333333333" calcext:value-type="float">
            <text:p><text:s/>85,21 € </text:p>
          </table:table-cell>
          <table:table-cell table:style-name="ce13" table:formula="of:=[.I9]*[.$C$8]" office:value-type="float" office:value="1.875" calcext:value-type="float">
            <text:p>1,88 €</text:p>
          </table:table-cell>
          <table:table-cell table:style-name="ce13" table:formula="of:=[.$C$5]/[.$C$10]" office:value-type="float" office:value="83.3333333333333" calcext:value-type="float">
            <text:p>83,33 €</text:p>
          </table:table-cell>
          <table:table-cell table:style-name="ce16" table:formula="of:=[.I9]-[.H10]" office:value-type="float" office:value="666.666666666667" calcext:value-type="float">
            <text:p><text:s/>666,67 € </text:p>
          </table:table-cell>
          <table:table-cell table:style-name="ce17" table:formula="of:=[.I9]-[.I10]" office:value-type="float" office:value="83.3333333333334" calcext:value-type="float">
            <text:p><text:s/>83,33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5" calcext:value-type="float">
            <text:p>5</text:p>
          </table:table-cell>
          <table:table-cell table:style-name="ce12" table:formula="of:=[.G11]+[.H11]" office:value-type="float" office:value="85" calcext:value-type="float">
            <text:p><text:s/>85,00 € </text:p>
          </table:table-cell>
          <table:table-cell table:style-name="ce13" table:formula="of:=[.I10]*[.$C$8]" office:value-type="float" office:value="1.66666666666667" calcext:value-type="float">
            <text:p>1,67 €</text:p>
          </table:table-cell>
          <table:table-cell table:style-name="ce13" table:formula="of:=[.$C$5]/[.$C$10]" office:value-type="float" office:value="83.3333333333333" calcext:value-type="float">
            <text:p>83,33 €</text:p>
          </table:table-cell>
          <table:table-cell table:style-name="ce16" table:formula="of:=[.I10]-[.H11]" office:value-type="float" office:value="583.333333333333" calcext:value-type="float">
            <text:p><text:s/>583,33 € </text:p>
          </table:table-cell>
          <table:table-cell table:style-name="ce17" table:formula="of:=[.I10]-[.I11]" office:value-type="float" office:value="83.3333333333334" calcext:value-type="float">
            <text:p><text:s/>83,33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6" calcext:value-type="float">
            <text:p>6</text:p>
          </table:table-cell>
          <table:table-cell table:style-name="ce12" table:formula="of:=[.G12]+[.H12]" office:value-type="float" office:value="84.7916666666667" calcext:value-type="float">
            <text:p><text:s/>84,79 € </text:p>
          </table:table-cell>
          <table:table-cell table:style-name="ce13" table:formula="of:=[.I11]*[.$C$8]" office:value-type="float" office:value="1.45833333333333" calcext:value-type="float">
            <text:p>1,46 €</text:p>
          </table:table-cell>
          <table:table-cell table:style-name="ce13" table:formula="of:=[.$C$5]/[.$C$10]" office:value-type="float" office:value="83.3333333333333" calcext:value-type="float">
            <text:p>83,33 €</text:p>
          </table:table-cell>
          <table:table-cell table:style-name="ce16" table:formula="of:=[.I11]-[.H12]" office:value-type="float" office:value="500" calcext:value-type="float">
            <text:p><text:s/>500,00 € </text:p>
          </table:table-cell>
          <table:table-cell table:style-name="ce17" table:formula="of:=[.I11]-[.I12]" office:value-type="float" office:value="83.3333333333333" calcext:value-type="float">
            <text:p><text:s/>83,33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7" calcext:value-type="float">
            <text:p>7</text:p>
          </table:table-cell>
          <table:table-cell table:style-name="ce12" table:formula="of:=[.G13]+[.H13]" office:value-type="float" office:value="84.5833333333333" calcext:value-type="float">
            <text:p><text:s/>84,58 € </text:p>
          </table:table-cell>
          <table:table-cell table:style-name="ce13" table:formula="of:=[.I12]*[.$C$8]" office:value-type="float" office:value="1.25" calcext:value-type="float">
            <text:p>1,25 €</text:p>
          </table:table-cell>
          <table:table-cell table:style-name="ce13" table:formula="of:=[.$C$5]/[.$C$10]" office:value-type="float" office:value="83.3333333333333" calcext:value-type="float">
            <text:p>83,33 €</text:p>
          </table:table-cell>
          <table:table-cell table:style-name="ce16" table:formula="of:=[.I12]-[.H13]" office:value-type="float" office:value="416.666666666667" calcext:value-type="float">
            <text:p><text:s/>416,67 € </text:p>
          </table:table-cell>
          <table:table-cell table:style-name="ce17" table:formula="of:=[.I12]-[.I13]" office:value-type="float" office:value="83.3333333333333" calcext:value-type="float">
            <text:p><text:s/>83,33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8" calcext:value-type="float">
            <text:p>8</text:p>
          </table:table-cell>
          <table:table-cell table:style-name="ce12" table:formula="of:=[.G14]+[.H14]" office:value-type="float" office:value="84.375" calcext:value-type="float">
            <text:p><text:s/>84,38 € </text:p>
          </table:table-cell>
          <table:table-cell table:style-name="ce13" table:formula="of:=[.I13]*[.$C$8]" office:value-type="float" office:value="1.04166666666667" calcext:value-type="float">
            <text:p>1,04 €</text:p>
          </table:table-cell>
          <table:table-cell table:style-name="ce13" table:formula="of:=[.$C$5]/[.$C$10]" office:value-type="float" office:value="83.3333333333333" calcext:value-type="float">
            <text:p>83,33 €</text:p>
          </table:table-cell>
          <table:table-cell table:style-name="ce16" table:formula="of:=[.I13]-[.H14]" office:value-type="float" office:value="333.333333333333" calcext:value-type="float">
            <text:p><text:s/>333,33 € </text:p>
          </table:table-cell>
          <table:table-cell table:style-name="ce17" table:formula="of:=[.I13]-[.I14]" office:value-type="float" office:value="83.3333333333333" calcext:value-type="float">
            <text:p><text:s/>83,33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9" calcext:value-type="float">
            <text:p>9</text:p>
          </table:table-cell>
          <table:table-cell table:style-name="ce12" table:formula="of:=[.G15]+[.H15]" office:value-type="float" office:value="84.1666666666667" calcext:value-type="float">
            <text:p><text:s/>84,17 € </text:p>
          </table:table-cell>
          <table:table-cell table:style-name="ce13" table:formula="of:=[.I14]*[.$C$8]" office:value-type="float" office:value="0.833333333333333" calcext:value-type="float">
            <text:p>0,83 €</text:p>
          </table:table-cell>
          <table:table-cell table:style-name="ce13" table:formula="of:=[.$C$5]/[.$C$10]" office:value-type="float" office:value="83.3333333333333" calcext:value-type="float">
            <text:p>83,33 €</text:p>
          </table:table-cell>
          <table:table-cell table:style-name="ce16" table:formula="of:=[.I14]-[.H15]" office:value-type="float" office:value="250" calcext:value-type="float">
            <text:p><text:s/>250,00 € </text:p>
          </table:table-cell>
          <table:table-cell table:style-name="ce17" table:formula="of:=[.I14]-[.I15]" office:value-type="float" office:value="83.3333333333333" calcext:value-type="float">
            <text:p><text:s/>83,33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10" calcext:value-type="float">
            <text:p>10</text:p>
          </table:table-cell>
          <table:table-cell table:style-name="ce12" table:formula="of:=[.G16]+[.H16]" office:value-type="float" office:value="83.9583333333333" calcext:value-type="float">
            <text:p><text:s/>83,96 € </text:p>
          </table:table-cell>
          <table:table-cell table:style-name="ce13" table:formula="of:=[.I15]*[.$C$8]" office:value-type="float" office:value="0.625" calcext:value-type="float">
            <text:p>0,63 €</text:p>
          </table:table-cell>
          <table:table-cell table:style-name="ce13" table:formula="of:=[.$C$5]/[.$C$10]" office:value-type="float" office:value="83.3333333333333" calcext:value-type="float">
            <text:p>83,33 €</text:p>
          </table:table-cell>
          <table:table-cell table:style-name="ce16" table:formula="of:=[.I15]-[.H16]" office:value-type="float" office:value="166.666666666667" calcext:value-type="float">
            <text:p><text:s/>166,67 € </text:p>
          </table:table-cell>
          <table:table-cell table:style-name="ce17" table:formula="of:=[.I15]-[.I16]" office:value-type="float" office:value="83.3333333333333" calcext:value-type="float">
            <text:p><text:s/>83,33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11" calcext:value-type="float">
            <text:p>11</text:p>
          </table:table-cell>
          <table:table-cell table:style-name="ce12" table:formula="of:=[.G17]+[.H17]" office:value-type="float" office:value="83.75" calcext:value-type="float">
            <text:p><text:s/>83,75 € </text:p>
          </table:table-cell>
          <table:table-cell table:style-name="ce13" table:formula="of:=[.I16]*[.$C$8]" office:value-type="float" office:value="0.416666666666666" calcext:value-type="float">
            <text:p>0,42 €</text:p>
          </table:table-cell>
          <table:table-cell table:style-name="ce13" table:formula="of:=[.$C$5]/[.$C$10]" office:value-type="float" office:value="83.3333333333333" calcext:value-type="float">
            <text:p>83,33 €</text:p>
          </table:table-cell>
          <table:table-cell table:style-name="ce16" table:formula="of:=[.I16]-[.H17]" office:value-type="float" office:value="83.3333333333332" calcext:value-type="float">
            <text:p><text:s/>83,33 € </text:p>
          </table:table-cell>
          <table:table-cell table:style-name="ce17" table:formula="of:=[.I16]-[.I17]" office:value-type="float" office:value="83.3333333333333" calcext:value-type="float">
            <text:p><text:s/>83,33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float" office:value="12" calcext:value-type="float">
            <text:p>12</text:p>
          </table:table-cell>
          <table:table-cell table:style-name="ce12" table:formula="of:=[.G18]+[.H18]" office:value-type="float" office:value="83.5416666666667" calcext:value-type="float">
            <text:p><text:s/>83,54 € </text:p>
          </table:table-cell>
          <table:table-cell table:style-name="ce13" table:formula="of:=[.I17]*[.$C$8]" office:value-type="float" office:value="0.208333333333333" calcext:value-type="float">
            <text:p>0,21 €</text:p>
          </table:table-cell>
          <table:table-cell table:style-name="ce13" table:formula="of:=[.$C$5]/[.$C$10]" office:value-type="float" office:value="83.3333333333333" calcext:value-type="float">
            <text:p>83,33 €</text:p>
          </table:table-cell>
          <table:table-cell table:style-name="ce16" table:formula="of:=[.I17]-[.H18]" office:value-type="float" office:value="0" calcext:value-type="float">
            <text:p><text:s/>- € </text:p>
          </table:table-cell>
          <table:table-cell table:style-name="ce17" table:formula="of:=[.I17]-[.I18]" office:value-type="float" office:value="83.3333333333332" calcext:value-type="float">
            <text:p><text:s/>83,33 € 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10" office:value-type="string" calcext:value-type="string">
            <text:p>Total</text:p>
          </table:table-cell>
          <table:table-cell table:style-name="ce13" table:formula="of:=SUM([.F7:.F18])" office:value-type="float" office:value="1016.25" calcext:value-type="float">
            <text:p>1.016,25 €</text:p>
          </table:table-cell>
          <table:table-cell table:style-name="ce13" table:formula="of:=SUM([.G7:.G18])" office:value-type="float" office:value="16.25" calcext:value-type="float">
            <text:p>16,25 €</text:p>
          </table:table-cell>
          <table:table-cell table:style-name="ce13" table:formula="of:=[.F19]-[.G19]" office:value-type="float" office:value="1000" calcext:value-type="float">
            <text:p>1.000,00 €</text:p>
          </table:table-cell>
          <table:table-cell table:style-name="ce16" table:formula="of:=IF([.E19]&lt;=[.$C$8];[.I18]-[.H19];&quot;&quot;)">
            <text:p><text:s text:c="2"/></text:p>
          </table:table-cell>
          <table:table-cell table:style-name="ce17" table:formula="of:=IF([.E19]&lt;=[.$C$8];[.J18]+[.H19];&quot;&quot;)">
            <text:p><text:s text:c="2"/></text:p>
          </table:table-cell>
          <table:table-cell table:number-columns-repeated="16374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kinson Hyperlegible" svg:font-family="'Atkinson Hyperlegible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6P0"/>
    </number:currency-style>
    <number:number-style style:name="N117">
      <number:number number:decimal-places="2" number:min-decimal-places="2" number:min-integer-digits="1"/>
      <number:text> €</number:text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date-style style:name="N1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 </number:text>
      <number:am-pm/>
    </number:time-style>
    <number:date-style style:name="N125">
      <number:month number:textual="true"/>
      <number:text>-</number:text>
      <number:year/>
    </number:date-style>
    <number:date-style style:name="N126">
      <number:day number:style="long"/>
      <number:text>-</number:text>
      <number:month number:textual="true"/>
    </number:date-style>
    <number:date-style style:name="N127">
      <number:day number:style="long"/>
      <number:text>-</number:text>
      <number:month number:textual="true"/>
      <number:text>-</number:text>
      <number:year/>
    </number:date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">
      <number:number number:min-integer-digits="1"/>
      <number:text> Años</number:text>
    </number:number-style>
    <number:number-style style:name="N155">
      <number:number number:decimal-places="4" number:min-decimal-places="4" number:min-integer-digits="1" number:grouping="true"/>
    </number:number-style>
    <number:number-style style:name="N156P0" style:volatile="true">
      <number:number number:decimal-places="4" number:min-decimal-places="4" number:min-integer-digits="1" number:grouping="true"/>
    </number:number-style>
    <number:number-style style:name="N156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56P0"/>
    </number:number-style>
    <number:number-style style:name="N157">
      <number:number number:decimal-places="3" number:min-decimal-places="3" number:min-integer-digits="1" number:grouping="true"/>
    </number:number-style>
    <number:number-style style:name="N158">
      <number:number number:decimal-places="5" number:min-decimal-places="5" number:min-integer-digits="1" number:grouping="true"/>
    </number:number-style>
    <number:number-style style:name="N159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0000" style:font-name="Calibri" fo:font-family="Calibri" style:font-family-generic="swiss" fo:font-size="11pt" style:font-size-asian="11pt" style:font-size-complex="11pt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guel Pino</meta:initial-creator>
    <meta:creation-date>2022-11-09T19:17:10.221333995</meta:creation-date>
    <dc:date>2024-06-04T18:03:51.743276527</dc:date>
    <meta:editing-duration>PT23H16M40S</meta:editing-duration>
    <meta:editing-cycles>6</meta:editing-cycles>
    <meta:generator>LibreOffice/24.2.3.2$Linux_X86_64 LibreOffice_project/420$Build-2</meta:generator>
    <meta:document-statistic meta:table-count="1" meta:cell-count="99" meta:object-count="0"/>
  </office:meta>
</office:document-meta>
</file>